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textarea-horizontal-align="center" draw:textarea-vertical-align="middle"/>
    </style:style>
    <style:style style:name="gr4" style:family="graphic" style:parent-style-name="standard">
      <style:graphic-properties draw:marker-end="Arrow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ffff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gr10" style:family="graphic" style:parent-style-name="standard">
      <style:graphic-properties draw:stroke="none" draw:fill="none" draw:fill-color="#ffffff" fo:min-height="0.95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1" draw:layer="layout" svg:width="0.5cm" svg:height="0.5cm" svg:x="7.978cm" svg:y="15.25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2" draw:layer="layout" svg:width="2.5cm" svg:height="1cm" svg:x="9.5cm" svg:y="15cm">
          <text:p text:style-name="P2">1 Id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8.478cm" svg:y1="15.499cm" svg:x2="9.5cm" svg:y2="15.5cm" draw:start-shape="id1" draw:start-glue-point="10" draw:end-shape="id2" draw:end-glue-point="3">
          <text:p text:style-name="P4"/>
        </draw:connector>
        <draw:custom-shape draw:style-name="gr2" draw:text-style-name="P1" draw:id="id3" draw:layer="layout" svg:width="3cm" svg:height="1cm" svg:x="20cm" svg:y="15cm">
          <text:p text:style-name="P2">2 Backof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4" draw:layer="layout" svg:width="2.5cm" svg:height="1cm" svg:x="24.75cm" svg:y="12.5cm">
          <text:p text:style-name="P2">3 C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5cm" svg:height="1cm" svg:x="23.5cm" svg:y="5.5cm">
          <text:p text:style-name="P2">4 Transmit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7" draw:layer="layout" svg:width="4cm" svg:height="1cm" svg:x="24cm" svg:y="3cm">
          <text:p text:style-name="P2">5 WaitA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1" draw:layer="layout" svg:width="5cm" svg:height="1cm" svg:x="3cm" svg:y="3.5cm">
          <text:p text:style-name="P2">7 TransmitA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0" draw:layer="layout" svg:width="4cm" svg:height="1cm" svg:x="3.5cm" svg:y="9.225cm">
          <text:p text:style-name="P2">6 WaitSI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2" draw:layer="layout" svg:width="6cm" svg:height="1cm" svg:x="22.5cm" svg:y="18.5cm">
          <text:p text:style-name="P2">All states except id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2cm" svg:y1="15.5cm" svg:x2="20cm" svg:y2="15.5cm" draw:start-shape="id2" draw:start-glue-point="1" draw:end-shape="id3" draw:end-glue-point="3">
          <text:p text:style-name="P4"/>
        </draw:connector>
        <draw:frame draw:style-name="gr5" draw:layer="layout" svg:width="6.577cm" svg:height="1.199cm" svg:x="12.299cm" svg:y="15.775cm">
          <draw:text-box>
            <text:p text:style-name="P2"><text:span text:style-name="T1">[TxBuff Avail] 1 EV_SEND_REQ</text:span></text:p>
            <text:p text:style-name="P2"><text:span text:style-name="T1">/StartTimerBackoff </text:span></text:p>
          </draw:text-box>
        </draw:frame>
        <draw:frame draw:style-name="gr5" draw:text-style-name="P5" draw:layer="layout" svg:width="5.222cm" svg:height="0.725cm" svg:x="23.5cm" svg:y="15.5cm">
          <draw:text-box>
            <text:p text:style-name="P4"><text:span text:style-name="T1">2 EV_TIMER_BACKOFF</text:span></text:p>
          </draw:text-box>
        </draw:frame>
        <draw:custom-shape draw:style-name="gr2" draw:text-style-name="P3" draw:id="id5" draw:layer="layout" svg:width="4cm" svg:height="1.5cm" svg:x="24cm" svg:y="10cm">
          <text:p text:style-name="P2"><text:span text:style-name="T1">Channel Idl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26cm" svg:y1="12.5cm" svg:x2="25.999cm" svg:y2="11.5cm" draw:start-shape="id4" draw:start-glue-point="0" draw:end-shape="id5" draw:end-glue-point="6">
          <text:p text:style-name="P4"/>
        </draw:connector>
        <draw:connector draw:style-name="gr7" draw:text-style-name="P1" draw:layer="layout" svg:x1="25.999cm" svg:y1="10cm" svg:x2="26cm" svg:y2="6.5cm" draw:start-shape="id5" draw:start-glue-point="4" draw:end-shape="id6" draw:end-glue-point="2">
          <text:p text:style-name="P4"/>
        </draw:connector>
        <draw:frame draw:style-name="gr8" draw:text-style-name="P6" draw:layer="layout" svg:width="1.5cm" svg:height="1cm" svg:x="26cm" svg:y="9.2cm">
          <draw:text-box>
            <text:p text:style-name="P4"><text:span text:style-name="T1">3 [Y]</text:span></text:p>
          </draw:text-box>
        </draw:frame>
        <draw:connector draw:style-name="gr7" draw:text-style-name="P3" draw:layer="layout" svg:x1="26cm" svg:y1="5.5cm" svg:x2="26cm" svg:y2="4cm" draw:start-shape="id6" draw:start-glue-point="0" draw:end-shape="id7" draw:end-glue-point="2">
          <text:p text:style-name="P4"/>
        </draw:connector>
        <draw:frame draw:style-name="gr5" draw:text-style-name="P5" draw:layer="layout" svg:width="6.403cm" svg:height="1.199cm" svg:x="22.597cm" svg:y="4.375cm">
          <draw:text-box>
            <text:p text:style-name="P4"><text:span text:style-name="T1">4 EV_FRAME_TRANSMITTED</text:span></text:p>
            <text:p text:style-name="P4"><text:span text:style-name="T1">[UNICAST]</text:span></text:p>
          </draw:text-box>
        </draw:frame>
        <draw:frame draw:style-name="gr5" draw:text-style-name="P5" draw:layer="layout" svg:width="6.568cm" svg:height="1.199cm" svg:x="12.291cm" svg:y="14.175cm">
          <draw:text-box>
            <text:p text:style-name="P4"><text:span text:style-name="T1">[TxBuff full] </text:span></text:p>
            <text:p text:style-name="P4"><text:span text:style-name="T1">11 EV_SEND_REQ/ Drop frame</text:span></text:p>
          </draw:text-box>
        </draw:frame>
        <draw:custom-shape draw:style-name="gr2" draw:text-style-name="P3" draw:id="id9" draw:layer="layout" svg:width="3.5cm" svg:height="2cm" svg:x="11cm" svg:y="8cm">
          <text:p text:style-name="P2"><text:span text:style-name="T1">Packet in</text:span></text:p>
          <text:p text:style-name="P2"><text:span text:style-name="T1">TxQueu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6" draw:layer="layout" svg:width="5cm" svg:height="1.187cm" svg:x="15cm" svg:y="3.5cm">
          <draw:text-box>
            <text:p text:style-name="P4"/>
          </draw:text-box>
        </draw:frame>
        <draw:frame draw:style-name="gr5" draw:text-style-name="P5" draw:layer="layout" svg:width="4.939cm" svg:height="0.725cm" svg:x="14.126cm" svg:y="3.835cm">
          <draw:text-box>
            <text:p text:style-name="P4"><text:span text:style-name="T1">5 EV_ACK_RECEIVED</text:span></text:p>
          </draw:text-box>
        </draw:frame>
        <draw:custom-shape draw:style-name="gr2" draw:text-style-name="P3" draw:id="id8" draw:layer="layout" svg:width="3.5cm" svg:height="1.5cm" svg:x="18.5cm" svg:y="8.25cm">
          <text:p text:style-name="P2"><text:span text:style-name="T1">maxRetries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5" draw:layer="layout" svg:width="1.162cm" svg:height="0.725cm" svg:x="11cm" svg:y="11.5cm">
          <draw:text-box>
            <text:p text:style-name="P4"><text:span text:style-name="T1">6 N</text:span></text:p>
          </draw:text-box>
        </draw:frame>
        <draw:frame draw:style-name="gr5" draw:text-style-name="P5" draw:layer="layout" svg:width="1.366cm" svg:height="0.725cm" svg:x="14cm" svg:y="11.4cm">
          <draw:text-box>
            <text:p text:style-name="P4"><text:span text:style-name="T1">10 Y</text:span></text:p>
          </draw:text-box>
        </draw:frame>
        <draw:frame draw:style-name="gr5" draw:text-style-name="P5" draw:layer="layout" svg:width="1.399cm" svg:height="0.725cm" svg:x="23.101cm" svg:y="10.775cm">
          <draw:text-box>
            <text:p text:style-name="P4"><text:span text:style-name="T1">7 [N]</text:span></text:p>
          </draw:text-box>
        </draw:frame>
        <draw:connector draw:style-name="gr7" draw:text-style-name="P3" draw:layer="layout" svg:x1="18.5cm" svg:y1="8.999cm" svg:x2="14.498cm" svg:y2="8.999cm" draw:start-shape="id8" draw:start-glue-point="5" draw:end-shape="id9" draw:end-glue-point="7">
          <text:p text:style-name="P4"/>
        </draw:connector>
        <draw:frame draw:style-name="gr5" draw:text-style-name="P5" draw:layer="layout" svg:width="1.374cm" svg:height="0.725cm" svg:x="17.5cm" svg:y="8.4cm">
          <draw:text-box>
            <text:p text:style-name="P4"><text:span text:style-name="T1">9 [Y]</text:span></text:p>
          </draw:text-box>
        </draw:frame>
        <draw:frame draw:style-name="gr5" draw:text-style-name="P5" draw:layer="layout" svg:width="2.699cm" svg:height="0.725cm" svg:x="15.4cm" svg:y="8.9cm">
          <draw:text-box>
            <text:p text:style-name="P4"><text:span text:style-name="T1">drop Frame</text:span></text:p>
          </draw:text-box>
        </draw:frame>
        <draw:frame draw:style-name="gr5" draw:text-style-name="P5" draw:layer="layout" svg:width="1.399cm" svg:height="0.725cm" svg:x="20.301cm" svg:y="9.8cm">
          <draw:text-box>
            <text:p text:style-name="P4"><text:span text:style-name="T1">8 [N]</text:span></text:p>
          </draw:text-box>
        </draw:frame>
        <draw:custom-shape draw:style-name="gr2" draw:text-style-name="P3" draw:id="id14" draw:layer="layout" svg:width="4.5cm" svg:height="1cm" svg:x="20.5cm" svg:y="1.5cm">
          <text:p text:style-name="P2"><text:span text:style-name="T1">maxRetries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5" draw:layer="layout" svg:width="4.922cm" svg:height="0.725cm" svg:x="24cm" svg:y="1cm">
          <draw:text-box>
            <text:p text:style-name="P4"><text:span text:style-name="T1">12 EV_ACK_TIMEOUT</text:span></text:p>
          </draw:text-box>
        </draw:frame>
        <draw:frame draw:style-name="gr5" draw:text-style-name="P5" draw:layer="layout" svg:width="1.637cm" svg:height="0.725cm" svg:x="21.3cm" svg:y="2.7cm">
          <draw:text-box>
            <text:p text:style-name="P4"><text:span text:style-name="T1">13 [N]</text:span></text:p>
          </draw:text-box>
        </draw:frame>
        <draw:frame draw:style-name="gr5" draw:text-style-name="P5" draw:layer="layout" svg:width="4.164cm" svg:height="0.725cm" svg:x="15.7cm" svg:y="1.3cm">
          <draw:text-box>
            <text:p text:style-name="P4"><text:span text:style-name="T1">14 [Y] / drop Frame</text:span></text:p>
          </draw:text-box>
        </draw:frame>
        <draw:frame draw:style-name="gr5" draw:text-style-name="P5" draw:layer="layout" svg:width="5.785cm" svg:height="0.725cm" svg:x="1cm" svg:y="12.775cm">
          <draw:text-box>
            <text:p text:style-name="P4"><text:span text:style-name="T1">15 EV_FRAME_RECEIVED</text:span></text:p>
          </draw:text-box>
        </draw:frame>
        <draw:frame draw:style-name="gr5" draw:text-style-name="P5" draw:layer="layout" svg:width="5.578cm" svg:height="1.199cm" svg:x="0.922cm" svg:y="7.5cm">
          <draw:text-box>
            <text:p text:style-name="P4"><text:span text:style-name="T1">16 EV_TIMER_BACKOFF </text:span></text:p>
            <text:p text:style-name="P4"><text:span text:style-name="T1">/ Restart timer backoff</text:span></text:p>
          </draw:text-box>
        </draw:frame>
        <draw:connector draw:style-name="gr7" draw:text-style-name="P3" draw:layer="layout" svg:x1="5.5cm" svg:y1="9.225cm" svg:x2="5.5cm" svg:y2="4.5cm" draw:start-shape="id10" draw:start-glue-point="0" draw:end-shape="id11" draw:end-glue-point="2">
          <text:p text:style-name="P4"/>
        </draw:connector>
        <draw:frame draw:style-name="gr5" draw:text-style-name="P5" draw:layer="layout" svg:width="4.401cm" svg:height="0.725cm" svg:x="3.5cm" svg:y="5.5cm">
          <draw:text-box>
            <text:p text:style-name="P4"><text:span text:style-name="T1">17 EV_TIMER_SIFS</text:span></text:p>
          </draw:text-box>
        </draw:frame>
        <draw:frame draw:style-name="gr10" draw:text-style-name="P6" draw:layer="layout" svg:width="5.578cm" svg:height="1.2cm" svg:x="1cm" svg:y="1.3cm">
          <draw:text-box>
            <text:p text:style-name="P4"><text:span text:style-name="T1">18 EV_TIMER_BACKOFF </text:span></text:p>
            <text:p text:style-name="P4"><text:span text:style-name="T1">/ Restart timer backoff</text:span></text:p>
          </draw:text-box>
        </draw:frame>
        <draw:frame draw:style-name="gr5" draw:text-style-name="P5" draw:layer="layout" svg:width="6.64cm" svg:height="0.725cm" svg:x="7cm" svg:y="1.5cm">
          <draw:text-box>
            <text:p text:style-name="P4"><text:span text:style-name="T1">19 EV_FRAME_TRANSMITTED</text:span></text:p>
          </draw:text-box>
        </draw:frame>
        <draw:connector draw:style-name="gr7" draw:text-style-name="P3" draw:layer="layout" svg:x1="22.5cm" svg:y1="19cm" svg:x2="16cm" svg:y2="18.999cm" draw:start-shape="id12" draw:start-glue-point="3" draw:end-shape="id13" draw:end-glue-point="7">
          <text:p text:style-name="P4"/>
        </draw:connector>
        <draw:frame draw:style-name="gr5" draw:text-style-name="P5" draw:layer="layout" svg:width="5.366cm" svg:height="0.725cm" svg:x="16.7cm" svg:y="18.375cm">
          <draw:text-box>
            <text:p text:style-name="P4"><text:span text:style-name="T1">20 EV_SEND_REQUEST</text:span></text:p>
          </draw:text-box>
        </draw:frame>
        <draw:custom-shape draw:style-name="gr2" draw:text-style-name="P3" draw:id="id13" draw:layer="layout" svg:width="4.5cm" svg:height="1cm" svg:x="11.5cm" svg:y="18.5cm">
          <text:p text:style-name="P2"><text:span text:style-name="T1">TxBuff avail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5" draw:layer="layout" svg:width="4.642cm" svg:height="0.725cm" svg:x="15.6cm" svg:y="19.379cm">
          <draw:text-box>
            <text:p text:style-name="P4"><text:span text:style-name="T1">21 [Y] Enqueue frame</text:span></text:p>
          </draw:text-box>
        </draw:frame>
        <draw:frame draw:style-name="gr5" draw:text-style-name="P5" draw:layer="layout" svg:width="3.884cm" svg:height="0.725cm" svg:x="16.927cm" svg:y="17.5cm">
          <draw:text-box>
            <text:p text:style-name="P4"><text:span text:style-name="T1">22 [N] Drop frame</text:span></text:p>
          </draw:text-box>
        </draw:frame>
        <draw:connector draw:style-name="gr7" draw:text-style-name="P3" draw:layer="layout" draw:type="curve" svg:x1="23cm" svg:y1="15.5cm" svg:x2="26cm" svg:y2="13.5cm" draw:start-shape="id3" draw:start-glue-point="1" draw:end-shape="id4" draw:end-glue-point="2">
          <text:p text:style-name="P4"/>
        </draw:connector>
        <draw:connector draw:style-name="gr7" draw:text-style-name="P3" draw:layer="layout" draw:type="curve" svg:x1="24cm" svg:y1="10.749cm" svg:x2="21.998cm" svg:y2="8.999cm" draw:start-shape="id5" draw:start-glue-point="5" draw:end-shape="id8" draw:end-glue-point="7">
          <text:p text:style-name="P4"/>
        </draw:connector>
        <draw:connector draw:style-name="gr7" draw:text-style-name="P3" draw:layer="layout" draw:type="curve" svg:x1="26cm" svg:y1="3cm" svg:x2="25cm" svg:y2="1.999cm" draw:start-shape="id7" draw:start-glue-point="0" draw:end-shape="id14" draw:end-glue-point="7">
          <text:p text:style-name="P4"/>
        </draw:connector>
        <draw:connector draw:style-name="gr7" draw:text-style-name="P3" draw:layer="layout" draw:type="curve" svg:x1="20.5cm" svg:y1="1.999cm" svg:x2="12.749cm" svg:y2="8cm" draw:start-shape="id14" draw:start-glue-point="5" draw:end-shape="id9" draw:end-glue-point="4">
          <text:p text:style-name="P4"/>
        </draw:connector>
        <draw:connector draw:style-name="gr7" draw:text-style-name="P3" draw:layer="layout" draw:type="curve" svg:x1="24cm" svg:y1="3.5cm" svg:x2="12.749cm" svg:y2="8cm" draw:start-shape="id7" draw:start-glue-point="3" draw:end-shape="id9" draw:end-glue-point="4">
          <text:p text:style-name="P4"/>
        </draw:connector>
        <draw:connector draw:style-name="gr7" draw:text-style-name="P3" draw:layer="layout" draw:type="curve" draw:line-skew="3.249cm" svg:x1="22.749cm" svg:y1="2.5cm" svg:x2="21.5cm" svg:y2="15cm" draw:start-shape="id14" draw:start-glue-point="6" draw:end-shape="id3" draw:end-glue-point="0">
          <text:p text:style-name="P4"/>
        </draw:connector>
        <draw:connector draw:style-name="gr7" draw:text-style-name="P3" draw:layer="layout" draw:type="curve" svg:x1="20.249cm" svg:y1="9.75cm" svg:x2="21.5cm" svg:y2="15cm" draw:start-shape="id8" draw:start-glue-point="6" draw:end-shape="id3" draw:end-glue-point="0">
          <text:p text:style-name="P4"/>
        </draw:connector>
        <draw:connector draw:style-name="gr7" draw:text-style-name="P3" draw:layer="layout" draw:type="curve" svg:x1="12.749cm" svg:y1="10cm" svg:x2="21.5cm" svg:y2="15cm" draw:start-shape="id9" draw:start-glue-point="6" draw:end-shape="id3" draw:end-glue-point="0">
          <text:p text:style-name="P4"/>
        </draw:connector>
        <draw:connector draw:style-name="gr7" draw:text-style-name="P3" draw:layer="layout" draw:type="curve" svg:x1="12.749cm" svg:y1="10cm" svg:x2="10.75cm" svg:y2="15cm" draw:start-shape="id9" draw:start-glue-point="6" draw:end-shape="id2" draw:end-glue-point="0">
          <text:p text:style-name="P4"/>
        </draw:connector>
        <draw:connector draw:style-name="gr7" draw:text-style-name="P3" draw:layer="layout" draw:type="curve" svg:x1="5.5cm" svg:y1="9.225cm" svg:x2="3.5cm" svg:y2="9.725cm" draw:start-shape="id10" draw:start-glue-point="0" draw:end-shape="id10" draw:end-glue-point="3">
          <text:p text:style-name="P4"/>
        </draw:connector>
        <draw:connector draw:style-name="gr7" draw:text-style-name="P3" draw:layer="layout" draw:type="curve" svg:x1="12cm" svg:y1="15.5cm" svg:x2="10.75cm" svg:y2="15cm" draw:start-shape="id2" draw:start-glue-point="1" draw:end-shape="id2" draw:end-glue-point="0">
          <text:p text:style-name="P4"/>
        </draw:connector>
        <draw:connector draw:style-name="gr7" draw:text-style-name="P3" draw:layer="layout" draw:type="curve" draw:line-skew="-0.82cm" svg:x1="5.5cm" svg:y1="3.5cm" svg:x2="11cm" svg:y2="8.999cm" draw:start-shape="id11" draw:start-glue-point="0" draw:end-shape="id9" draw:end-glue-point="5">
          <text:p text:style-name="P4"/>
        </draw:connector>
        <draw:connector draw:style-name="gr7" draw:text-style-name="P3" draw:layer="layout" draw:type="curve" svg:x1="5.5cm" svg:y1="3.5cm" svg:x2="3cm" svg:y2="4cm" draw:start-shape="id11" draw:start-glue-point="0" draw:end-shape="id11" draw:end-glue-point="3">
          <text:p text:style-name="P4"/>
        </draw:connector>
        <draw:connector draw:style-name="gr7" draw:text-style-name="P3" draw:layer="layout" draw:type="curve" draw:line-skew="-0.625cm" svg:x1="13.749cm" svg:y1="18.5cm" svg:x2="25.5cm" svg:y2="18.5cm" draw:start-shape="id13" draw:start-glue-point="4" draw:end-shape="id12" draw:end-glue-point="0">
          <text:p text:style-name="P4"/>
        </draw:connector>
        <draw:connector draw:style-name="gr7" draw:text-style-name="P3" draw:layer="layout" draw:type="curve" svg:x1="13.749cm" svg:y1="19.5cm" svg:x2="25.5cm" svg:y2="19.5cm" draw:start-shape="id13" draw:start-glue-point="6" draw:end-shape="id12" draw:end-glue-point="2">
          <text:p text:style-name="P4"/>
        </draw:connector>
        <draw:connector draw:style-name="gr7" draw:text-style-name="P3" draw:layer="layout" draw:type="curve" svg:x1="10.75cm" svg:y1="16cm" svg:x2="5.5cm" svg:y2="10.225cm" draw:start-shape="id2" draw:start-glue-point="2" draw:end-shape="id10">
          <text:p text:style-name="P4"/>
        </draw:connector>
        <draw:connector draw:style-name="gr7" draw:text-style-name="P3" draw:layer="layout" draw:type="curve" draw:line-skew="-0.625cm" svg:x1="24.75cm" svg:y1="13cm" svg:x2="7.5cm" svg:y2="9.725cm" draw:start-shape="id4" draw:start-glue-point="3" draw:end-shape="id10">
          <text:p text:style-name="P4"/>
        </draw:connector>
        <draw:connector draw:style-name="gr7" draw:text-style-name="P3" draw:layer="layout" draw:type="curve" draw:line-skew="0.507cm" svg:x1="10.75cm" svg:y1="16cm" svg:x2="9.5cm" svg:y2="15.5cm" draw:start-shape="id2" draw:start-glue-point="2" draw:end-shape="id2" draw:end-glue-point="3">
          <text:p text:style-name="P4"/>
        </draw:connector>
        <draw:frame draw:style-name="gr5" draw:text-style-name="P5" draw:layer="layout" svg:width="6.945cm" svg:height="0.725cm" svg:x="6.055cm" svg:y="17.5cm">
          <draw:text-box>
            <text:p text:style-name="P4"><text:span text:style-name="T1">23 EV_BROADCAST_RECEIVED</text:span></text:p>
          </draw:text-box>
        </draw:frame>
        <draw:connector draw:style-name="gr7" draw:text-style-name="P3" draw:layer="layout" draw:type="curve" svg:x1="26cm" svg:y1="12.5cm" svg:x2="26cm" svg:y2="13.5cm" draw:start-shape="id4" draw:start-glue-point="0" draw:end-shape="id4" draw:end-glue-point="2">
          <text:p text:style-name="P4"/>
        </draw:connector>
        <draw:frame draw:style-name="gr5" draw:text-style-name="P5" draw:layer="layout" svg:width="2.741cm" svg:height="1.199cm" svg:x="26.209cm" svg:y="13.8cm">
          <draw:text-box>
            <text:p text:style-name="P4"><text:span text:style-name="T1">24 EV_</text:span></text:p>
            <text:p text:style-name="P4"><text:span text:style-name="T1">BCAST_RX</text:span></text:p>
          </draw:text-box>
        </draw:frame>
        <draw:frame draw:style-name="gr5" draw:text-style-name="P5" draw:layer="layout" svg:width="1.899cm" svg:height="1.673cm" svg:x="27.101cm" svg:y="11cm">
          <draw:text-box>
            <text:p text:style-name="P4"><text:span text:style-name="T1">25 EV_</text:span></text:p>
            <text:p text:style-name="P4"><text:span text:style-name="T1">CCA_</text:span></text:p>
            <text:p text:style-name="P4"><text:span text:style-name="T1">TIMER</text:span></text:p>
          </draw:text-box>
        </draw:frame>
        <draw:frame draw:style-name="gr5" draw:text-style-name="P5" draw:layer="layout" svg:width="5.785cm" svg:height="0.725cm" svg:x="19.215cm" svg:y="13cm">
          <draw:text-box>
            <text:p text:style-name="P4"><text:span text:style-name="T1">26 EV_FRAME_RECEIVED</text:span></text:p>
          </draw:text-box>
        </draw:frame>
        <draw:connector draw:style-name="gr11" draw:text-style-name="P1" draw:layer="layout" draw:type="curve" svg:x1="23.5cm" svg:y1="6cm" svg:x2="12.749cm" svg:y2="8cm" draw:start-shape="id6" draw:start-glue-point="3" draw:end-shape="id9" draw:end-glue-point="4">
          <text:p text:style-name="P4"/>
        </draw:connector>
        <draw:frame draw:style-name="gr5" draw:text-style-name="P5" draw:layer="layout" svg:width="6.759cm" svg:height="1.199cm" svg:x="15.5cm" svg:y="6.275cm">
          <draw:text-box>
            <text:p text:style-name="P4"><text:span text:style-name="T1">27 EV_FRAME_TRANSMITTED </text:span></text:p>
            <text:p text:style-name="P4"><text:span text:style-name="T1">[Broadcast]</text:span></text:p>
          </draw:text-box>
        </draw:frame>
        <draw:connector draw:style-name="gr11" draw:text-style-name="P1" draw:layer="layout" draw:type="curve" svg:x1="21.5cm" svg:y1="15cm" svg:x2="7.5cm" svg:y2="9.725cm" draw:start-shape="id3" draw:start-glue-point="0" draw:end-shape="id10" draw:end-glue-point="1">
          <text:p text:style-name="P4"/>
        </draw:connector>
        <draw:frame draw:style-name="gr5" draw:text-style-name="P5" draw:layer="layout" svg:width="5.785cm" svg:height="0.725cm" svg:x="14.215cm" svg:y="10cm">
          <draw:text-box>
            <text:p text:style-name="P4"><text:span text:style-name="T1">28 EV_FRAME_RECEIVED</text:span></text:p>
          </draw:text-box>
        </draw:frame>
        <draw:connector draw:style-name="gr11" draw:text-style-name="P1" draw:layer="layout" draw:type="curve" svg:x1="21.5cm" svg:y1="16cm" svg:x2="23cm" svg:y2="15.5cm" draw:start-shape="id3" draw:start-glue-point="2" draw:end-shape="id3" draw:end-glue-point="1">
          <text:p text:style-name="P4"/>
        </draw:connector>
        <draw:frame draw:style-name="gr5" draw:text-style-name="P5" draw:layer="layout" svg:width="2.741cm" svg:height="1.199cm" svg:x="23.259cm" svg:y="16.301cm">
          <draw:text-box>
            <text:p text:style-name="P4"><text:span text:style-name="T1">29 EV_</text:span></text:p>
            <text:p text:style-name="P4"><text:span text:style-name="T1">BCAST_R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Jérôme Rousselot</meta:initial-creator>
    <meta:creation-date>2007-11-01T14:49:39</meta:creation-date>
    <dc:creator>Jérôme Rousselot</dc:creator>
    <dc:date>2008-02-12T13:32:39</dc:date>
    <meta:editing-cycles>13</meta:editing-cycles>
    <meta:editing-duration>PT7H0M17S</meta:editing-duration>
    <meta:user-defined meta:name="Info 1"/>
    <meta:user-defined meta:name="Info 2"/>
    <meta:user-defined meta:name="Info 3"/>
    <meta:user-defined meta:name="Info 4"/>
    <meta:document-statistic meta:object-count="75"/>
  </office:meta>
</office:document-meta>
</file>